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13cm" draw:marker-end-width="0.313cm" draw:fill-color="#ffffff" draw:textarea-horizontal-align="justify" draw:textarea-vertical-align="middle" draw:auto-grow-height="false" fo:min-height="0.517cm" fo:min-width="0.299cm" fo:padding-top="0.162cm" fo:padding-bottom="0.162cm" fo:padding-left="0.287cm" fo:padding-right="0.287cm"/>
    </style:style>
    <style:style style:name="gr2" style:family="graphic" style:parent-style-name="objectwithoutfill">
      <style:graphic-properties svg:stroke-width="0.076cm" draw:marker-start-width="0.313cm" draw:marker-end="Arrow" draw:marker-end-width="0.413cm" draw:fill="none" draw:textarea-vertical-align="middle" fo:padding-top="0.162cm" fo:padding-bottom="0.162cm" fo:padding-left="0.287cm" fo:padding-right="0.287cm"/>
    </style:style>
    <style:style style:name="gr3" style:family="graphic" style:parent-style-name="standard">
      <style:graphic-properties svg:stroke-width="0.076cm" svg:stroke-color="#000000" draw:marker-start-width="0.313cm" draw:marker-end-width="0.313cm" draw:fill-color="#ffffff" draw:textarea-horizontal-align="justify" draw:textarea-vertical-align="middle" draw:auto-grow-height="false" fo:min-height="0.543cm" fo:min-width="0.325cm" fo:padding-top="0.162cm" fo:padding-bottom="0.162cm" fo:padding-left="0.287cm" fo:padding-right="0.28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76cm" svg:stroke-color="#000000" draw:marker-start-width="0.313cm" draw:marker-end-width="0.313cm" draw:fill-color="#ffffff" draw:textarea-horizontal-align="justify" draw:textarea-vertical-align="middle" draw:auto-grow-height="false" fo:min-height="2.553cm" fo:min-width="0.325cm" fo:padding-top="0.162cm" fo:padding-bottom="0.162cm" fo:padding-left="0.287cm" fo:padding-right="0.287cm"/>
    </style:style>
    <style:style style:name="gr6" style:family="graphic" style:parent-style-name="objectwithoutfill">
      <style:graphic-properties draw:stroke="dash" draw:stroke-dash="Dashes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ffffff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69cm" svg:height="1.225cm" svg:x="10.161cm" svg:y="4.35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" draw:id="id8" draw:layer="layout" svg:width="1.269cm" svg:height="1.225cm" svg:x="16.161cm" svg:y="6.358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0" draw:id="id10" draw:layer="layout" svg:width="1.269cm" svg:height="1.225cm" svg:x="19.161cm" svg:y="10.358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1.269cm" svg:height="1.225cm" svg:x="19.161cm" svg:y="16.358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" draw:id="id2" draw:layer="layout" svg:width="1.269cm" svg:height="1.225cm" svg:x="16.161cm" svg:y="20.358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" draw:id="id6" draw:layer="layout" svg:width="1.269cm" svg:height="1.225cm" svg:x="10.161cm" svg:y="22.358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1.269cm" svg:height="1.225cm" svg:x="4.161cm" svg:y="20.35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1.269cm" svg:height="1.225cm" svg:x="1.161cm" svg:y="16.358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1.269cm" svg:height="1.225cm" svg:x="1.161cm" svg:y="10.358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5" draw:id="id5" draw:layer="layout" svg:width="1.269cm" svg:height="1.225cm" svg:x="4.161cm" svg:y="6.358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11.245cm" svg:y1="5.404cm" svg:x2="16.796cm" svg:y2="20.358cm" draw:start-shape="id1" draw:start-glue-point="9" draw:end-shape="id2" draw:end-glue-point="4" svg:d="M11245 5404l5551 14954" svg:viewBox="0 0 5552 14955">
          <text:p/>
        </draw:connector>
        <draw:connector draw:style-name="gr2" draw:text-style-name="P3" draw:layer="layout" draw:type="line" svg:x1="10.796cm" svg:y1="5.583cm" svg:x2="4.796cm" svg:y2="20.358cm" draw:start-shape="id1" draw:start-glue-point="8" draw:end-shape="id3" draw:end-glue-point="4" svg:d="M10796 5583l-6000 14775" svg:viewBox="0 0 6001 14776">
          <text:p/>
        </draw:connector>
        <draw:connector draw:style-name="gr2" draw:text-style-name="P3" draw:layer="layout" draw:type="line" svg:x1="10.346cm" svg:y1="5.404cm" svg:x2="2.245cm" svg:y2="10.537cm" draw:start-shape="id1" draw:start-glue-point="7" draw:end-shape="id4" draw:end-glue-point="11" svg:d="M10346 5404l-8101 5133" svg:viewBox="0 0 8102 5134">
          <text:p/>
        </draw:connector>
        <draw:connector draw:style-name="gr2" draw:text-style-name="P3" draw:layer="layout" draw:type="line" svg:x1="10.161cm" svg:y1="4.971cm" svg:x2="5.245cm" svg:y2="6.537cm" draw:start-shape="id1" draw:start-glue-point="6" draw:end-shape="id5" draw:end-glue-point="11" svg:d="M10161 4971l-4916 1566" svg:viewBox="0 0 4917 1567">
          <text:p/>
        </draw:connector>
        <draw:connector draw:style-name="gr2" draw:text-style-name="P3" draw:layer="layout" draw:type="line" svg:x1="16.796cm" svg:y1="21.583cm" svg:x2="11.245cm" svg:y2="23.404cm" draw:start-shape="id2" draw:start-glue-point="8" draw:end-shape="id6" draw:end-glue-point="9" svg:d="M16796 21583l-5551 1821" svg:viewBox="0 0 5552 1822">
          <text:p/>
        </draw:connector>
        <draw:connector draw:style-name="gr2" draw:text-style-name="P3" draw:layer="layout" draw:type="line" svg:x1="16.346cm" svg:y1="21.404cm" svg:x2="2.43cm" svg:y2="16.971cm" draw:start-shape="id2" draw:start-glue-point="7" draw:end-shape="id7" draw:end-glue-point="10" svg:d="M16346 21404l-13916-4433" svg:viewBox="0 0 13917 4434">
          <text:p/>
        </draw:connector>
        <draw:connector draw:style-name="gr2" draw:text-style-name="P3" draw:layer="layout" draw:type="line" svg:x1="16.161cm" svg:y1="20.971cm" svg:x2="2.43cm" svg:y2="10.971cm" draw:start-shape="id2" draw:start-glue-point="6" draw:end-shape="id4" draw:end-glue-point="10" svg:d="M16161 20971l-13731-10000" svg:viewBox="0 0 13732 10001">
          <text:p/>
        </draw:connector>
        <draw:connector draw:style-name="gr2" draw:text-style-name="P3" draw:layer="layout" draw:type="line" svg:x1="16.346cm" svg:y1="20.537cm" svg:x2="5.245cm" svg:y2="7.404cm" draw:start-shape="id2" draw:start-glue-point="5" draw:end-shape="id5" draw:end-glue-point="9" svg:d="M16346 20537l-11101-13133" svg:viewBox="0 0 11102 13134">
          <text:p/>
        </draw:connector>
        <draw:connector draw:style-name="gr2" draw:text-style-name="P3" draw:layer="layout" draw:type="line" svg:x1="4.346cm" svg:y1="20.537cm" svg:x2="1.796cm" svg:y2="11.583cm" draw:start-shape="id3" draw:start-glue-point="5" draw:end-shape="id4" draw:end-glue-point="8" svg:d="M4346 20537l-2550-8954" svg:viewBox="0 0 2551 8955">
          <text:p/>
        </draw:connector>
        <draw:connector draw:style-name="gr2" draw:text-style-name="P3" draw:layer="layout" draw:type="line" svg:x1="4.346cm" svg:y1="20.537cm" svg:x2="4.796cm" svg:y2="7.583cm" draw:start-shape="id3" draw:start-glue-point="5" draw:end-shape="id5" draw:end-glue-point="8" svg:d="M4346 20537l450-12954" svg:viewBox="0 0 451 12955">
          <text:p/>
        </draw:connector>
        <draw:connector draw:style-name="gr2" draw:text-style-name="P3" draw:layer="layout" draw:type="line" svg:x1="1.796cm" svg:y1="10.358cm" svg:x2="4.161cm" svg:y2="6.971cm" draw:start-shape="id4" draw:start-glue-point="4" draw:end-shape="id5" draw:end-glue-point="6" svg:d="M1796 10358l2365-3387" svg:viewBox="0 0 2366 3388">
          <text:p/>
        </draw:connector>
        <draw:connector draw:style-name="gr2" draw:text-style-name="P3" draw:layer="layout" draw:type="line" svg:x1="17.245cm" svg:y1="7.404cm" svg:x2="19.796cm" svg:y2="16.358cm" draw:start-shape="id8" draw:start-glue-point="9" draw:end-shape="id9" draw:end-glue-point="4" svg:d="M17245 7404l2551 8954" svg:viewBox="0 0 2552 8955">
          <text:p/>
        </draw:connector>
        <draw:connector draw:style-name="gr2" draw:text-style-name="P3" draw:layer="layout" draw:type="line" svg:x1="16.796cm" svg:y1="7.583cm" svg:x2="2.245cm" svg:y2="16.537cm" draw:start-shape="id8" draw:start-glue-point="8" draw:end-shape="id7" draw:end-glue-point="11" svg:d="M16796 7583l-14551 8954" svg:viewBox="0 0 14552 8955">
          <text:p/>
        </draw:connector>
        <draw:connector draw:style-name="gr2" draw:text-style-name="P3" draw:layer="layout" draw:type="line" svg:x1="16.346cm" svg:y1="7.404cm" svg:x2="2.43cm" svg:y2="10.971cm" draw:start-shape="id8" draw:start-glue-point="7" draw:end-shape="id4" draw:end-glue-point="10" svg:d="M16346 7404l-13916 3567" svg:viewBox="0 0 13917 3568">
          <text:p/>
        </draw:connector>
        <draw:connector draw:style-name="gr2" draw:text-style-name="P3" draw:layer="layout" draw:type="line" svg:x1="16.161cm" svg:y1="6.971cm" svg:x2="5.43cm" svg:y2="6.971cm" draw:start-shape="id8" draw:start-glue-point="6" draw:end-shape="id5" draw:end-glue-point="10" svg:d="M16161 6971h-10731" svg:viewBox="0 0 10732 1">
          <text:p/>
        </draw:connector>
        <draw:connector draw:style-name="gr2" draw:text-style-name="P3" draw:layer="layout" draw:type="line" svg:x1="20.245cm" svg:y1="17.404cm" svg:x2="17.43cm" svg:y2="20.971cm" draw:start-shape="id9" draw:start-glue-point="9" draw:end-shape="id2" draw:end-glue-point="10" svg:d="M20245 17404l-2815 3567" svg:viewBox="0 0 2816 3568">
          <text:p/>
        </draw:connector>
        <draw:connector draw:style-name="gr2" draw:text-style-name="P3" draw:layer="layout" draw:type="line" svg:x1="19.796cm" svg:y1="17.583cm" svg:x2="11.43cm" svg:y2="22.971cm" draw:start-shape="id9" draw:start-glue-point="8" draw:end-shape="id6" draw:end-glue-point="10" svg:d="M19796 17583l-8366 5388" svg:viewBox="0 0 8367 5389">
          <text:p/>
        </draw:connector>
        <draw:connector draw:style-name="gr2" draw:text-style-name="P3" draw:layer="layout" draw:type="line" svg:x1="19.346cm" svg:y1="17.404cm" svg:x2="5.43cm" svg:y2="20.971cm" draw:start-shape="id9" draw:start-glue-point="7" draw:end-shape="id3" draw:end-glue-point="10" svg:d="M19346 17404l-13916 3567" svg:viewBox="0 0 13917 3568">
          <text:p/>
        </draw:connector>
        <draw:connector draw:style-name="gr2" draw:text-style-name="P3" draw:layer="layout" draw:type="line" svg:x1="19.161cm" svg:y1="16.971cm" svg:x2="2.43cm" svg:y2="16.971cm" draw:start-shape="id9" draw:start-glue-point="6" draw:end-shape="id7" draw:end-glue-point="10" svg:d="M19161 16971h-16731" svg:viewBox="0 0 16732 1">
          <text:p/>
        </draw:connector>
        <draw:connector draw:style-name="gr2" draw:text-style-name="P3" draw:layer="layout" draw:type="line" svg:x1="19.346cm" svg:y1="16.537cm" svg:x2="5.245cm" svg:y2="7.404cm" draw:start-shape="id9" draw:start-glue-point="5" draw:end-shape="id5" draw:end-glue-point="9" svg:d="M19346 16537l-14101-9133" svg:viewBox="0 0 14102 9134">
          <text:p/>
        </draw:connector>
        <draw:connector draw:style-name="gr2" draw:text-style-name="P3" draw:layer="layout" draw:type="line" svg:x1="1.346cm" svg:y1="16.537cm" svg:x2="1.346cm" svg:y2="11.404cm" draw:start-shape="id7" draw:start-glue-point="5" draw:end-shape="id4" draw:end-glue-point="7" svg:d="M1346 16537v-5133" svg:viewBox="0 0 1 5134">
          <text:p/>
        </draw:connector>
        <draw:connector draw:style-name="gr2" draw:text-style-name="P3" draw:layer="layout" draw:type="line" svg:x1="1.796cm" svg:y1="16.358cm" svg:x2="4.346cm" svg:y2="7.404cm" draw:start-shape="id7" draw:start-glue-point="4" draw:end-shape="id5" draw:end-glue-point="7" svg:d="M1796 16358l2550-8954" svg:viewBox="0 0 2551 8955">
          <text:p/>
        </draw:connector>
        <draw:connector draw:style-name="gr2" draw:text-style-name="P3" draw:layer="layout" draw:type="line" svg:x1="19.796cm" svg:y1="11.583cm" svg:x2="17.245cm" svg:y2="20.537cm" draw:start-shape="id10" draw:start-glue-point="8" draw:end-shape="id2" draw:end-glue-point="11" svg:d="M19796 11583l-2551 8954" svg:viewBox="0 0 2552 8955">
          <text:p/>
        </draw:connector>
        <draw:connector draw:style-name="gr2" draw:text-style-name="P3" draw:layer="layout" draw:type="line" svg:x1="19.346cm" svg:y1="11.404cm" svg:x2="11.245cm" svg:y2="22.537cm" draw:start-shape="id10" draw:start-glue-point="7" draw:end-shape="id6" draw:end-glue-point="11" svg:d="M19346 11404l-8101 11133" svg:viewBox="0 0 8102 11134">
          <text:p/>
        </draw:connector>
        <draw:connector draw:style-name="gr2" draw:text-style-name="P3" draw:layer="layout" draw:type="line" svg:x1="19.161cm" svg:y1="10.971cm" svg:x2="5.245cm" svg:y2="20.537cm" draw:start-shape="id10" draw:start-glue-point="6" draw:end-shape="id3" draw:end-glue-point="11" svg:d="M19161 10971l-13916 9566" svg:viewBox="0 0 13917 9567">
          <text:p/>
        </draw:connector>
        <draw:connector draw:style-name="gr2" draw:text-style-name="P3" draw:layer="layout" draw:type="line" svg:x1="19.346cm" svg:y1="10.537cm" svg:x2="2.43cm" svg:y2="16.971cm" draw:start-shape="id10" draw:start-glue-point="5" draw:end-shape="id7" draw:end-glue-point="10" svg:d="M19346 10537l-16916 6434" svg:viewBox="0 0 16917 6435">
          <text:p/>
        </draw:connector>
        <draw:connector draw:style-name="gr2" draw:text-style-name="P3" draw:layer="layout" draw:type="line" svg:x1="10.346cm" svg:y1="23.404cm" svg:x2="5.245cm" svg:y2="21.404cm" draw:start-shape="id6" draw:start-glue-point="7" draw:end-shape="id3" draw:end-glue-point="9" svg:d="M10346 23404l-5101-2000" svg:viewBox="0 0 5102 2001">
          <text:p/>
        </draw:connector>
        <draw:connector draw:style-name="gr2" draw:text-style-name="P3" draw:layer="layout" draw:type="line" svg:x1="10.161cm" svg:y1="22.971cm" svg:x2="2.245cm" svg:y2="17.404cm" draw:start-shape="id6" draw:start-glue-point="6" draw:end-shape="id7" draw:end-glue-point="9" svg:d="M10161 22971l-7916-5567" svg:viewBox="0 0 7917 5568">
          <text:p/>
        </draw:connector>
        <draw:connector draw:style-name="gr2" draw:text-style-name="P3" draw:layer="layout" draw:type="line" svg:x1="10.346cm" svg:y1="22.537cm" svg:x2="2.245cm" svg:y2="11.404cm" draw:start-shape="id6" draw:start-glue-point="5" draw:end-shape="id4" draw:end-glue-point="9" svg:d="M10346 22537l-8101-11133" svg:viewBox="0 0 8102 11134">
          <text:p/>
        </draw:connector>
        <draw:connector draw:style-name="gr2" draw:text-style-name="P3" draw:layer="layout" draw:type="line" svg:x1="10.796cm" svg:y1="22.358cm" svg:x2="4.796cm" svg:y2="7.583cm" draw:start-shape="id6" draw:start-glue-point="4" draw:end-shape="id5" draw:end-glue-point="8" svg:d="M10796 22358l-6000-14775" svg:viewBox="0 0 6001 14776">
          <text:p/>
        </draw:connector>
      </draw:page>
      <draw:page draw:name="page2" draw:style-name="dp1" draw:master-page-name="Default">
        <draw:custom-shape draw:style-name="gr3" draw:text-style-name="P5" xml:id="id11" draw:id="id11" draw:layer="layout" svg:width="1.269cm" svg:height="1.225cm" svg:x="12.954cm" svg:y="1cm">
          <text:p text:style-name="P4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8" draw:id="id18" draw:layer="layout" svg:width="1.269cm" svg:height="1.225cm" svg:x="26.948cm" svg:y="1cm">
          <text:p text:style-name="P4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0" draw:id="id20" draw:layer="layout" svg:width="1.269cm" svg:height="1.225cm" svg:x="18.354cm" svg:y="1cm">
          <text:p text:style-name="P4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9" draw:id="id19" draw:layer="layout" svg:width="1.269cm" svg:height="1.225cm" svg:x="23.541cm" svg:y="3.932cm">
          <text:p text:style-name="P4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2" draw:id="id12" draw:layer="layout" svg:width="1.269cm" svg:height="1.225cm" svg:x="17.323cm" svg:y="8.888cm">
          <text:p text:style-name="P4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6" draw:id="id16" draw:layer="layout" svg:width="1.269cm" svg:height="1.225cm" svg:x="22.674cm" svg:y="12.276cm">
          <text:p text:style-name="P4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3" draw:id="id13" draw:layer="layout" svg:width="1.269cm" svg:height="1.225cm" svg:x="13.511cm" svg:y="15.613cm">
          <text:p text:style-name="P4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7" draw:id="id17" draw:layer="layout" svg:width="1.269cm" svg:height="1.225cm" svg:x="18.013cm" svg:y="17.24cm">
          <text:p text:style-name="P4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4" draw:id="id14" draw:layer="layout" svg:width="1.269cm" svg:height="1.225cm" svg:x="16.58cm" svg:y="23.29cm">
          <text:p text:style-name="P4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5" draw:id="id15" draw:layer="layout" svg:width="1.269cm" svg:height="1.225cm" svg:x="23.28cm" svg:y="25.765cm">
          <text:p text:style-name="P4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13.589cm" svg:y1="2.225cm" svg:x2="17.958cm" svg:y2="8.888cm" draw:start-shape="id11" draw:start-glue-point="8" draw:end-shape="id12" draw:end-glue-point="4" svg:d="M13589 2225l4369 6663" svg:viewBox="0 0 4370 6664">
          <text:p/>
        </draw:connector>
        <draw:connector draw:style-name="gr2" draw:text-style-name="P3" draw:layer="layout" draw:type="line" svg:x1="13.589cm" svg:y1="2.225cm" svg:x2="14.146cm" svg:y2="15.613cm" draw:start-shape="id11" draw:start-glue-point="8" draw:end-shape="id13" draw:end-glue-point="4" svg:d="M13589 2225l557 13388" svg:viewBox="0 0 558 13389">
          <text:p/>
        </draw:connector>
        <draw:connector draw:style-name="gr2" draw:text-style-name="P3" draw:layer="layout" draw:type="line" svg:x1="13.589cm" svg:y1="2.225cm" svg:x2="17.215cm" svg:y2="23.29cm" draw:start-shape="id11" draw:start-glue-point="8" draw:end-shape="id14" draw:end-glue-point="4" svg:d="M13589 2225l3626 21065" svg:viewBox="0 0 3627 21066">
          <text:p/>
        </draw:connector>
        <draw:connector draw:style-name="gr2" draw:text-style-name="P3" draw:layer="layout" draw:type="line" svg:x1="13.589cm" svg:y1="2.225cm" svg:x2="23.915cm" svg:y2="25.765cm" draw:start-shape="id11" draw:start-glue-point="8" draw:end-shape="id15" draw:end-glue-point="4" svg:d="M13589 2225l10326 23540" svg:viewBox="0 0 10327 23541">
          <text:p/>
        </draw:connector>
        <draw:connector draw:style-name="gr2" draw:text-style-name="P3" draw:layer="layout" draw:type="line" svg:x1="17.958cm" svg:y1="10.113cm" svg:x2="23.309cm" svg:y2="12.276cm" draw:start-shape="id12" draw:start-glue-point="8" draw:end-shape="id16" draw:end-glue-point="4" svg:d="M17958 10113l5351 2163" svg:viewBox="0 0 5352 2164">
          <text:p/>
        </draw:connector>
        <draw:connector draw:style-name="gr2" draw:text-style-name="P3" draw:layer="layout" draw:type="line" svg:x1="17.958cm" svg:y1="10.113cm" svg:x2="18.648cm" svg:y2="17.24cm" draw:start-shape="id12" draw:start-glue-point="8" draw:end-shape="id17" draw:end-glue-point="4" svg:d="M17958 10113l690 7127" svg:viewBox="0 0 691 7128">
          <text:p/>
        </draw:connector>
        <draw:connector draw:style-name="gr2" draw:text-style-name="P3" draw:layer="layout" draw:type="line" svg:x1="17.958cm" svg:y1="10.113cm" svg:x2="17.215cm" svg:y2="23.29cm" draw:start-shape="id12" draw:start-glue-point="8" draw:end-shape="id14" draw:end-glue-point="4" svg:d="M17958 10113l-743 13177" svg:viewBox="0 0 744 13178">
          <text:p/>
        </draw:connector>
        <draw:connector draw:style-name="gr2" draw:text-style-name="P3" draw:layer="layout" draw:type="line" svg:x1="17.958cm" svg:y1="10.113cm" svg:x2="23.915cm" svg:y2="25.765cm" draw:start-shape="id12" draw:start-glue-point="8" draw:end-shape="id15" draw:end-glue-point="4" svg:d="M17958 10113l5957 15652" svg:viewBox="0 0 5958 15653">
          <text:p/>
        </draw:connector>
        <draw:connector draw:style-name="gr2" draw:text-style-name="P3" draw:layer="layout" draw:type="line" svg:x1="14.146cm" svg:y1="16.838cm" svg:x2="17.215cm" svg:y2="23.29cm" draw:start-shape="id13" draw:start-glue-point="8" draw:end-shape="id14" draw:end-glue-point="4" svg:d="M14146 16838l3069 6452" svg:viewBox="0 0 3070 6453">
          <text:p/>
        </draw:connector>
        <draw:connector draw:style-name="gr2" draw:text-style-name="P3" draw:layer="layout" draw:type="line" svg:x1="14.146cm" svg:y1="16.838cm" svg:x2="23.915cm" svg:y2="25.765cm" draw:start-shape="id13" draw:start-glue-point="8" draw:end-shape="id15" draw:end-glue-point="4" svg:d="M14146 16838l9769 8927" svg:viewBox="0 0 9770 8928">
          <text:p/>
        </draw:connector>
        <draw:connector draw:style-name="gr2" draw:text-style-name="P3" draw:layer="layout" draw:type="line" svg:x1="17.215cm" svg:y1="24.515cm" svg:x2="23.915cm" svg:y2="25.765cm" draw:start-shape="id14" draw:start-glue-point="8" draw:end-shape="id15" draw:end-glue-point="4" svg:d="M17215 24515l6700 1250" svg:viewBox="0 0 6701 1251">
          <text:p/>
        </draw:connector>
        <draw:connector draw:style-name="gr2" draw:text-style-name="P3" draw:layer="layout" draw:type="line" svg:x1="27.583cm" svg:y1="2.225cm" svg:x2="24.176cm" svg:y2="3.932cm" draw:start-shape="id18" draw:start-glue-point="8" draw:end-shape="id19" draw:end-glue-point="4" svg:d="M27583 2225l-3407 1707" svg:viewBox="0 0 3408 1708">
          <text:p/>
        </draw:connector>
        <draw:connector draw:style-name="gr2" draw:text-style-name="P3" draw:layer="layout" draw:type="line" svg:x1="27.583cm" svg:y1="2.225cm" svg:x2="18.648cm" svg:y2="17.24cm" draw:start-shape="id18" draw:start-glue-point="8" draw:end-shape="id17" draw:end-glue-point="4" svg:d="M27583 2225l-8935 15015" svg:viewBox="0 0 8936 15016">
          <text:p/>
        </draw:connector>
        <draw:connector draw:style-name="gr2" draw:text-style-name="P3" draw:layer="layout" draw:type="line" svg:x1="27.583cm" svg:y1="2.225cm" svg:x2="17.215cm" svg:y2="23.29cm" draw:start-shape="id18" draw:start-glue-point="8" draw:end-shape="id14" draw:end-glue-point="4" svg:d="M27583 2225l-10368 21065" svg:viewBox="0 0 10369 21066">
          <text:p/>
        </draw:connector>
        <draw:connector draw:style-name="gr2" draw:text-style-name="P3" draw:layer="layout" draw:type="line" svg:x1="27.583cm" svg:y1="2.225cm" svg:x2="23.915cm" svg:y2="25.765cm" draw:start-shape="id18" draw:start-glue-point="8" draw:end-shape="id15" draw:end-glue-point="4" svg:d="M27583 2225l-3668 23540" svg:viewBox="0 0 3669 23541">
          <text:p/>
        </draw:connector>
        <draw:connector draw:style-name="gr2" draw:text-style-name="P3" draw:layer="layout" draw:type="line" svg:x1="24.176cm" svg:y1="5.157cm" svg:x2="17.958cm" svg:y2="8.888cm" draw:start-shape="id19" draw:start-glue-point="8" draw:end-shape="id12" draw:end-glue-point="4" svg:d="M24176 5157l-6218 3731" svg:viewBox="0 0 6219 3732">
          <text:p/>
        </draw:connector>
        <draw:connector draw:style-name="gr2" draw:text-style-name="P3" draw:layer="layout" draw:type="line" svg:x1="24.176cm" svg:y1="5.157cm" svg:x2="23.309cm" svg:y2="12.276cm" draw:start-shape="id19" draw:start-glue-point="8" draw:end-shape="id16" draw:end-glue-point="4" svg:d="M24176 5157l-867 7119" svg:viewBox="0 0 868 7120">
          <text:p/>
        </draw:connector>
        <draw:connector draw:style-name="gr2" draw:text-style-name="P3" draw:layer="layout" draw:type="line" svg:x1="24.176cm" svg:y1="5.157cm" svg:x2="14.146cm" svg:y2="15.613cm" draw:start-shape="id19" draw:start-glue-point="8" draw:end-shape="id13" draw:end-glue-point="4" svg:d="M24176 5157l-10030 10456" svg:viewBox="0 0 10031 10457">
          <text:p/>
        </draw:connector>
        <draw:connector draw:style-name="gr2" draw:text-style-name="P3" draw:layer="layout" draw:type="line" svg:x1="24.176cm" svg:y1="5.157cm" svg:x2="18.648cm" svg:y2="17.24cm" draw:start-shape="id19" draw:start-glue-point="8" draw:end-shape="id17" draw:end-glue-point="4" svg:d="M24176 5157l-5528 12083" svg:viewBox="0 0 5529 12084">
          <text:p/>
        </draw:connector>
        <draw:connector draw:style-name="gr2" draw:text-style-name="P3" draw:layer="layout" draw:type="line" svg:x1="24.176cm" svg:y1="5.157cm" svg:x2="23.915cm" svg:y2="25.765cm" draw:start-shape="id19" draw:start-glue-point="8" draw:end-shape="id15" draw:end-glue-point="4" svg:d="M24176 5157l-261 20608" svg:viewBox="0 0 262 20609">
          <text:p/>
        </draw:connector>
        <draw:connector draw:style-name="gr2" draw:text-style-name="P3" draw:layer="layout" draw:type="line" svg:x1="18.648cm" svg:y1="18.465cm" svg:x2="17.215cm" svg:y2="23.29cm" draw:start-shape="id17" draw:start-glue-point="8" draw:end-shape="id14" draw:end-glue-point="4" svg:d="M18648 18465l-1433 4825" svg:viewBox="0 0 1434 4826">
          <text:p/>
        </draw:connector>
        <draw:connector draw:style-name="gr2" draw:text-style-name="P3" draw:layer="layout" draw:type="line" svg:x1="18.648cm" svg:y1="18.465cm" svg:x2="23.915cm" svg:y2="25.765cm" draw:start-shape="id17" draw:start-glue-point="8" draw:end-shape="id15" draw:end-glue-point="4" svg:d="M18648 18465l5267 7300" svg:viewBox="0 0 5268 7301">
          <text:p/>
        </draw:connector>
        <draw:connector draw:style-name="gr2" draw:text-style-name="P3" draw:layer="layout" draw:type="line" svg:x1="18.989cm" svg:y1="2.225cm" svg:x2="17.958cm" svg:y2="8.888cm" draw:start-shape="id20" draw:start-glue-point="8" draw:end-shape="id12" draw:end-glue-point="4" svg:d="M18989 2225l-1031 6663" svg:viewBox="0 0 1032 6664">
          <text:p/>
        </draw:connector>
        <draw:connector draw:style-name="gr2" draw:text-style-name="P3" draw:layer="layout" draw:type="line" svg:x1="18.989cm" svg:y1="2.225cm" svg:x2="23.309cm" svg:y2="12.276cm" draw:start-shape="id20" draw:start-glue-point="8" draw:end-shape="id16" draw:end-glue-point="4" svg:d="M18989 2225l4320 10051" svg:viewBox="0 0 4321 10052">
          <text:p/>
        </draw:connector>
        <draw:connector draw:style-name="gr2" draw:text-style-name="P3" draw:layer="layout" draw:type="line" svg:x1="18.989cm" svg:y1="2.225cm" svg:x2="14.146cm" svg:y2="15.613cm" draw:start-shape="id20" draw:start-glue-point="8" draw:end-shape="id13" draw:end-glue-point="4" svg:d="M18989 2225l-4843 13388" svg:viewBox="0 0 4844 13389">
          <text:p/>
        </draw:connector>
        <draw:connector draw:style-name="gr2" draw:text-style-name="P3" draw:layer="layout" draw:type="line" svg:x1="18.989cm" svg:y1="2.225cm" svg:x2="18.648cm" svg:y2="17.24cm" draw:start-shape="id20" draw:start-glue-point="8" draw:end-shape="id17" draw:end-glue-point="4" svg:d="M18989 2225l-341 15015" svg:viewBox="0 0 342 15016">
          <text:p/>
        </draw:connector>
        <draw:connector draw:style-name="gr2" draw:text-style-name="P3" draw:layer="layout" draw:type="line" svg:x1="23.309cm" svg:y1="13.501cm" svg:x2="14.146cm" svg:y2="15.613cm" draw:start-shape="id16" draw:start-glue-point="8" draw:end-shape="id13" draw:end-glue-point="4" svg:d="M23309 13501l-9163 2112" svg:viewBox="0 0 9164 2113">
          <text:p/>
        </draw:connector>
        <draw:connector draw:style-name="gr2" draw:text-style-name="P3" draw:layer="layout" draw:type="line" svg:x1="23.309cm" svg:y1="13.501cm" svg:x2="18.648cm" svg:y2="17.24cm" draw:start-shape="id16" draw:start-glue-point="8" draw:end-shape="id17" draw:end-glue-point="4" svg:d="M23309 13501l-4661 3739" svg:viewBox="0 0 4662 3740">
          <text:p/>
        </draw:connector>
        <draw:connector draw:style-name="gr2" draw:text-style-name="P3" draw:layer="layout" draw:type="line" svg:x1="23.309cm" svg:y1="13.501cm" svg:x2="17.215cm" svg:y2="23.29cm" draw:start-shape="id16" draw:start-glue-point="8" draw:end-shape="id14" draw:end-glue-point="4" svg:d="M23309 13501l-6094 9789" svg:viewBox="0 0 6095 9790">
          <text:p/>
        </draw:connector>
        <draw:connector draw:style-name="gr2" draw:text-style-name="P3" draw:layer="layout" draw:type="line" svg:x1="23.309cm" svg:y1="13.501cm" svg:x2="23.915cm" svg:y2="25.765cm" draw:start-shape="id16" draw:start-glue-point="8" draw:end-shape="id15" draw:end-glue-point="4" svg:d="M23309 13501l606 12264" svg:viewBox="0 0 607 12265">
          <text:p/>
        </draw:connector>
        <draw:custom-shape draw:style-name="gr3" draw:text-style-name="P5" xml:id="id21" draw:id="id21" draw:layer="layout" svg:width="1.269cm" svg:height="1.225cm" svg:x="1.954cm" svg:y="1cm">
          <text:p text:style-name="P4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3" draw:id="id23" draw:layer="layout" svg:width="1.269cm" svg:height="1.225cm" svg:x="2.866cm" svg:y="4.994cm">
          <text:p text:style-name="P4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6" draw:id="id26" draw:layer="layout" svg:width="1.269cm" svg:height="1.225cm" svg:x="3.905cm" svg:y="9.857cm">
          <text:p text:style-name="P4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2" draw:id="id22" draw:layer="layout" svg:width="1.269cm" svg:height="1.225cm" svg:x="1.33cm" svg:y="14.344cm">
          <text:p text:style-name="P4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7" draw:id="id27" draw:layer="layout" svg:width="1.269cm" svg:height="1.225cm" svg:x="5.95cm" svg:y="11.872cm">
          <text:p text:style-name="P4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4" draw:id="id24" draw:layer="layout" svg:width="1.269cm" svg:height="1.225cm" svg:x="2.742cm" svg:y="20.797cm">
          <text:p text:style-name="P4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5" draw:id="id25" draw:layer="layout" svg:width="1.269cm" svg:height="1.225cm" svg:x="13.186cm" svg:y="22.708cm">
          <text:p text:style-name="P4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2.589cm" svg:y1="2.225cm" svg:x2="1.965cm" svg:y2="14.344cm" draw:start-shape="id21" draw:start-glue-point="8" draw:end-shape="id22" draw:end-glue-point="4" svg:d="M2589 2225l-624 12119" svg:viewBox="0 0 625 12120">
          <text:p/>
        </draw:connector>
        <draw:connector draw:style-name="gr4" draw:text-style-name="P3" draw:layer="layout" draw:type="line" svg:x1="2.589cm" svg:y1="2.225cm" svg:x2="3.501cm" svg:y2="4.994cm" draw:start-shape="id21" draw:start-glue-point="8" draw:end-shape="id23" draw:end-glue-point="4" svg:d="M2589 2225l912 2769" svg:viewBox="0 0 913 2770">
          <text:p/>
        </draw:connector>
        <draw:connector draw:style-name="gr4" draw:text-style-name="P3" draw:layer="layout" draw:type="line" svg:x1="2.589cm" svg:y1="2.225cm" svg:x2="3.377cm" svg:y2="20.797cm" draw:start-shape="id21" draw:start-glue-point="8" draw:end-shape="id24" draw:end-glue-point="4" svg:d="M2589 2225l788 18572" svg:viewBox="0 0 789 18573">
          <text:p/>
        </draw:connector>
        <draw:connector draw:style-name="gr4" draw:text-style-name="P3" draw:layer="layout" draw:type="line" svg:x1="2.589cm" svg:y1="2.225cm" svg:x2="13.821cm" svg:y2="22.708cm" draw:start-shape="id21" draw:start-glue-point="8" draw:end-shape="id25" draw:end-glue-point="4" svg:d="M2589 2225l11232 20483" svg:viewBox="0 0 11233 20484">
          <text:p/>
        </draw:connector>
        <draw:connector draw:style-name="gr4" draw:text-style-name="P3" draw:layer="layout" draw:type="line" svg:x1="3.501cm" svg:y1="6.219cm" svg:x2="4.54cm" svg:y2="9.857cm" draw:start-shape="id23" draw:start-glue-point="8" draw:end-shape="id26" draw:end-glue-point="4" svg:d="M3501 6219l1039 3638" svg:viewBox="0 0 1040 3639">
          <text:p/>
        </draw:connector>
        <draw:connector draw:style-name="gr4" draw:text-style-name="P3" draw:layer="layout" draw:type="line" svg:x1="3.501cm" svg:y1="6.219cm" svg:x2="6.585cm" svg:y2="11.872cm" draw:start-shape="id23" draw:start-glue-point="8" draw:end-shape="id27" draw:end-glue-point="4" svg:d="M3501 6219l3084 5653" svg:viewBox="0 0 3085 5654">
          <text:p/>
        </draw:connector>
        <draw:connector draw:style-name="gr4" draw:text-style-name="P3" draw:layer="layout" draw:type="line" svg:x1="3.501cm" svg:y1="6.219cm" svg:x2="3.377cm" svg:y2="20.797cm" draw:start-shape="id23" draw:start-glue-point="8" draw:end-shape="id24" draw:end-glue-point="4" svg:d="M3501 6219l-124 14578" svg:viewBox="0 0 125 14579">
          <text:p/>
        </draw:connector>
        <draw:connector draw:style-name="gr4" draw:text-style-name="P3" draw:layer="layout" draw:type="line" svg:x1="3.501cm" svg:y1="6.219cm" svg:x2="13.821cm" svg:y2="22.708cm" draw:start-shape="id23" draw:start-glue-point="8" draw:end-shape="id25" draw:end-glue-point="4" svg:d="M3501 6219l10320 16489" svg:viewBox="0 0 10321 16490">
          <text:p/>
        </draw:connector>
        <draw:connector draw:style-name="gr4" draw:text-style-name="P3" draw:layer="layout" draw:type="line" svg:x1="1.965cm" svg:y1="15.569cm" svg:x2="3.377cm" svg:y2="20.797cm" draw:start-shape="id22" draw:start-glue-point="8" draw:end-shape="id24" draw:end-glue-point="4" svg:d="M1965 15569l1412 5228" svg:viewBox="0 0 1413 5229">
          <text:p/>
        </draw:connector>
        <draw:connector draw:style-name="gr4" draw:text-style-name="P3" draw:layer="layout" draw:type="line" svg:x1="1.965cm" svg:y1="15.569cm" svg:x2="13.821cm" svg:y2="22.708cm" draw:start-shape="id22" draw:start-glue-point="8" draw:end-shape="id25" draw:end-glue-point="4" svg:d="M1965 15569l11856 7139" svg:viewBox="0 0 11857 7140">
          <text:p/>
        </draw:connector>
        <draw:connector draw:style-name="gr4" draw:text-style-name="P3" draw:layer="layout" draw:type="line" svg:x1="6.585cm" svg:y1="13.097cm" svg:x2="3.377cm" svg:y2="20.797cm" draw:start-shape="id27" draw:start-glue-point="8" draw:end-shape="id24" draw:end-glue-point="4" svg:d="M6585 13097l-3208 7700" svg:viewBox="0 0 3209 7701">
          <text:p/>
        </draw:connector>
        <draw:connector draw:style-name="gr4" draw:text-style-name="P3" draw:layer="layout" draw:type="line" svg:x1="6.585cm" svg:y1="13.097cm" svg:x2="13.821cm" svg:y2="22.708cm" draw:start-shape="id27" draw:start-glue-point="8" draw:end-shape="id25" draw:end-glue-point="4" svg:d="M6585 13097l7236 9611" svg:viewBox="0 0 7237 9612">
          <text:p/>
        </draw:connector>
        <draw:connector draw:style-name="gr4" draw:text-style-name="P3" draw:layer="layout" draw:type="line" svg:x1="4.54cm" svg:y1="11.082cm" svg:x2="6.585cm" svg:y2="11.872cm" draw:start-shape="id26" draw:start-glue-point="8" draw:end-shape="id27" draw:end-glue-point="4" svg:d="M4540 11082l2045 790" svg:viewBox="0 0 2046 791">
          <text:p/>
        </draw:connector>
        <draw:connector draw:style-name="gr4" draw:text-style-name="P3" draw:layer="layout" draw:type="line" svg:x1="4.54cm" svg:y1="11.082cm" svg:x2="13.821cm" svg:y2="22.708cm" draw:start-shape="id26" draw:start-glue-point="8" draw:end-shape="id25" draw:end-glue-point="4" svg:d="M4540 11082l9281 11626" svg:viewBox="0 0 9282 11627">
          <text:p/>
        </draw:connector>
        <draw:connector draw:style-name="gr4" draw:text-style-name="P3" draw:layer="layout" draw:type="line" svg:x1="4.54cm" svg:y1="11.082cm" svg:x2="3.377cm" svg:y2="20.797cm" draw:start-shape="id26" draw:start-glue-point="8" draw:end-shape="id24" draw:end-glue-point="4" svg:d="M4540 11082l-1163 9715" svg:viewBox="0 0 1164 9716">
          <text:p/>
        </draw:connector>
        <draw:connector draw:style-name="gr4" draw:text-style-name="P3" draw:layer="layout" draw:type="line" svg:x1="4.54cm" svg:y1="11.082cm" svg:x2="1.965cm" svg:y2="14.344cm" draw:start-shape="id26" draw:start-glue-point="8" draw:end-shape="id22" draw:end-glue-point="4" svg:d="M4540 11082l-2575 3262" svg:viewBox="0 0 2576 3263">
          <text:p/>
        </draw:connector>
        <draw:connector draw:style-name="gr4" draw:text-style-name="P3" draw:layer="layout" draw:type="line" svg:x1="4.011cm" svg:y1="21.41cm" svg:x2="13.821cm" svg:y2="22.708cm" draw:start-shape="id24" draw:start-glue-point="10" draw:end-shape="id25" draw:end-glue-point="4" svg:d="M4011 21410l9810 1298" svg:viewBox="0 0 9811 1299">
          <text:p/>
        </draw:connector>
      </draw:page>
      <draw:page draw:name="page3" draw:style-name="dp1" draw:master-page-name="Default">
        <draw:custom-shape draw:style-name="gr3" draw:text-style-name="P5" xml:id="id28" draw:id="id28" draw:layer="layout" svg:width="1.269cm" svg:height="1.225cm" svg:x="9.527cm" svg:y="0.505cm">
          <text:p text:style-name="P4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0" draw:id="id30" draw:layer="layout" svg:width="1.269cm" svg:height="1.225cm" svg:x="9.581cm" svg:y="10.608cm">
          <text:p text:style-name="P4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3" draw:id="id33" draw:layer="layout" svg:width="1.269cm" svg:height="1.225cm" svg:x="9.363cm" svg:y="12.593cm">
          <text:p text:style-name="P4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9" draw:id="id29" draw:layer="layout" svg:width="1.269cm" svg:height="1.225cm" svg:x="6.581cm" svg:y="15.515cm">
          <text:p text:style-name="P4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4" draw:id="id34" draw:layer="layout" svg:width="1.269cm" svg:height="1.225cm" svg:x="12.302cm" svg:y="17.489cm">
          <text:p text:style-name="P4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31" draw:id="id31" draw:layer="layout" svg:width="1.269cm" svg:height="4.067cm" svg:x="1.146cm" svg:y="19.511cm">
          <text:p text:style-name="P4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2" draw:id="id32" draw:layer="layout" svg:width="1.269cm" svg:height="1.225cm" svg:x="19.004cm" svg:y="25.515cm">
          <text:p text:style-name="P4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10.162cm" svg:y1="1.73cm" svg:x2="7.216cm" svg:y2="15.515cm" draw:start-shape="id28" draw:start-glue-point="8" draw:end-shape="id29" draw:end-glue-point="4" svg:d="M10162 1730l-2946 13785" svg:viewBox="0 0 2947 13786">
          <text:p/>
        </draw:connector>
        <draw:connector draw:style-name="gr4" draw:text-style-name="P3" draw:layer="layout" draw:type="line" svg:x1="10.162cm" svg:y1="1.73cm" svg:x2="10.216cm" svg:y2="10.608cm" draw:start-shape="id28" draw:start-glue-point="8" draw:end-shape="id30" draw:end-glue-point="4" svg:d="M10162 1730l54 8878" svg:viewBox="0 0 55 8879">
          <text:p/>
        </draw:connector>
        <draw:connector draw:style-name="gr4" draw:text-style-name="P3" draw:layer="layout" draw:type="line" svg:x1="10.162cm" svg:y1="1.73cm" svg:x2="1.781cm" svg:y2="19.511cm" draw:start-shape="id28" draw:start-glue-point="8" draw:end-shape="id31" draw:end-glue-point="4" svg:d="M10162 1730l-8381 17781" svg:viewBox="0 0 8382 17782">
          <text:p/>
        </draw:connector>
        <draw:connector draw:style-name="gr4" draw:text-style-name="P3" draw:layer="layout" draw:type="line" svg:x1="10.162cm" svg:y1="1.73cm" svg:x2="19.639cm" svg:y2="25.515cm" draw:start-shape="id28" draw:start-glue-point="8" draw:end-shape="id32" draw:end-glue-point="4" svg:d="M10162 1730l9477 23785" svg:viewBox="0 0 9478 23786">
          <text:p/>
        </draw:connector>
        <draw:connector draw:style-name="gr4" draw:text-style-name="P3" draw:layer="layout" draw:type="line" svg:x1="10.216cm" svg:y1="11.833cm" svg:x2="9.998cm" svg:y2="12.593cm" draw:start-shape="id30" draw:start-glue-point="8" draw:end-shape="id33" draw:end-glue-point="4" svg:d="M10216 11833l-218 760" svg:viewBox="0 0 219 761">
          <text:p/>
        </draw:connector>
        <draw:connector draw:style-name="gr4" draw:text-style-name="P3" draw:layer="layout" draw:type="line" svg:x1="10.216cm" svg:y1="11.833cm" svg:x2="12.937cm" svg:y2="17.489cm" draw:start-shape="id30" draw:start-glue-point="8" draw:end-shape="id34" draw:end-glue-point="4" svg:d="M10216 11833l2721 5656" svg:viewBox="0 0 2722 5657">
          <text:p/>
        </draw:connector>
        <draw:connector draw:style-name="gr4" draw:text-style-name="P3" draw:layer="layout" draw:type="line" svg:x1="10.216cm" svg:y1="11.833cm" svg:x2="1.781cm" svg:y2="19.511cm" draw:start-shape="id30" draw:start-glue-point="8" draw:end-shape="id31" draw:end-glue-point="4" svg:d="M10216 11833l-8435 7678" svg:viewBox="0 0 8436 7679">
          <text:p/>
        </draw:connector>
        <draw:connector draw:style-name="gr4" draw:text-style-name="P3" draw:layer="layout" draw:type="line" svg:x1="10.216cm" svg:y1="11.833cm" svg:x2="19.639cm" svg:y2="25.515cm" draw:start-shape="id30" draw:start-glue-point="8" draw:end-shape="id32" draw:end-glue-point="4" svg:d="M10216 11833l9423 13682" svg:viewBox="0 0 9424 13683">
          <text:p/>
        </draw:connector>
        <draw:connector draw:style-name="gr4" draw:text-style-name="P3" draw:layer="layout" draw:type="line" svg:x1="7.216cm" svg:y1="16.74cm" svg:x2="1.781cm" svg:y2="19.511cm" draw:start-shape="id29" draw:start-glue-point="8" draw:end-shape="id31" draw:end-glue-point="4" svg:d="M7216 16740l-5435 2771" svg:viewBox="0 0 5436 2772">
          <text:p/>
        </draw:connector>
        <draw:connector draw:style-name="gr4" draw:text-style-name="P3" draw:layer="layout" draw:type="line" svg:x1="7.216cm" svg:y1="16.74cm" svg:x2="19.639cm" svg:y2="25.515cm" draw:start-shape="id29" draw:start-glue-point="8" draw:end-shape="id32" draw:end-glue-point="4" svg:d="M7216 16740l12423 8775" svg:viewBox="0 0 12424 8776">
          <text:p/>
        </draw:connector>
        <draw:connector draw:style-name="gr4" draw:text-style-name="P3" draw:layer="layout" draw:type="line" svg:x1="1.781cm" svg:y1="23.578cm" svg:x2="19.639cm" svg:y2="25.515cm" draw:start-shape="id31" draw:start-glue-point="8" draw:end-shape="id32" draw:end-glue-point="4" svg:d="M1781 23578l17858 1937" svg:viewBox="0 0 17859 1938">
          <text:p/>
        </draw:connector>
        <draw:connector draw:style-name="gr4" draw:text-style-name="P3" draw:layer="layout" draw:type="line" svg:x1="9.998cm" svg:y1="13.818cm" svg:x2="7.216cm" svg:y2="15.515cm" draw:start-shape="id33" draw:start-glue-point="8" draw:end-shape="id29" draw:end-glue-point="4" svg:d="M9998 13818l-2782 1697" svg:viewBox="0 0 2783 1698">
          <text:p/>
        </draw:connector>
        <draw:connector draw:style-name="gr4" draw:text-style-name="P3" draw:layer="layout" draw:type="line" svg:x1="7.216cm" svg:y1="16.74cm" svg:x2="12.937cm" svg:y2="17.489cm" draw:start-shape="id29" draw:start-glue-point="8" draw:end-shape="id34" draw:end-glue-point="4" svg:d="M7216 16740l5721 749" svg:viewBox="0 0 5722 750">
          <text:p/>
        </draw:connector>
        <draw:connector draw:style-name="gr4" draw:text-style-name="P3" draw:layer="layout" draw:type="line" svg:x1="13.386cm" svg:y1="18.535cm" svg:x2="19.639cm" svg:y2="25.515cm" draw:start-shape="id34" draw:start-glue-point="9" draw:end-shape="id32" draw:end-glue-point="4" svg:d="M13386 18535l6253 6980" svg:viewBox="0 0 6254 6981">
          <text:p/>
        </draw:connector>
        <draw:line draw:style-name="gr6" draw:text-style-name="P3" draw:layer="layout" svg:x1="1cm" svg:y1="2.635cm" svg:x2="20.59cm" svg:y2="2.635cm">
          <text:p/>
        </draw:line>
        <draw:line draw:style-name="gr6" draw:text-style-name="P3" draw:layer="layout" svg:x1="1cm" svg:y1="7.635cm" svg:x2="20.59cm" svg:y2="7.635cm">
          <text:p/>
        </draw:line>
        <draw:line draw:style-name="gr6" draw:text-style-name="P3" draw:layer="layout" svg:x1="1cm" svg:y1="11.635cm" svg:x2="20.59cm" svg:y2="11.635cm">
          <text:p/>
        </draw:line>
        <draw:line draw:style-name="gr6" draw:text-style-name="P3" draw:layer="layout" svg:x1="1cm" svg:y1="15.635cm" svg:x2="20.59cm" svg:y2="15.635cm">
          <text:p/>
        </draw:line>
        <draw:line draw:style-name="gr6" draw:text-style-name="P3" draw:layer="layout" svg:x1="1cm" svg:y1="19.635cm" svg:x2="20.59cm" svg:y2="19.635cm">
          <text:p/>
        </draw:line>
        <draw:line draw:style-name="gr6" draw:text-style-name="P3" draw:layer="layout" svg:x1="1cm" svg:y1="23.635cm" svg:x2="20.59cm" svg:y2="23.635cm">
          <text:p/>
        </draw:line>
        <draw:line draw:style-name="gr6" draw:text-style-name="P3" draw:layer="layout" svg:x1="1cm" svg:y1="3.635cm" svg:x2="20.59cm" svg:y2="3.635cm">
          <text:p/>
        </draw:line>
        <draw:line draw:style-name="gr6" draw:text-style-name="P3" draw:layer="layout" svg:x1="1cm" svg:y1="4.635cm" svg:x2="20.59cm" svg:y2="4.635cm">
          <text:p/>
        </draw:line>
        <draw:line draw:style-name="gr6" draw:text-style-name="P3" draw:layer="layout" svg:x1="1cm" svg:y1="5.635cm" svg:x2="20.59cm" svg:y2="5.635cm">
          <text:p/>
        </draw:line>
        <draw:line draw:style-name="gr6" draw:text-style-name="P3" draw:layer="layout" svg:x1="1cm" svg:y1="6.635cm" svg:x2="20.59cm" svg:y2="6.635cm">
          <text:p/>
        </draw:line>
        <draw:line draw:style-name="gr6" draw:text-style-name="P3" draw:layer="layout" svg:x1="1cm" svg:y1="8.635cm" svg:x2="20.59cm" svg:y2="8.635cm">
          <text:p/>
        </draw:line>
        <draw:line draw:style-name="gr6" draw:text-style-name="P3" draw:layer="layout" svg:x1="1cm" svg:y1="9.635cm" svg:x2="20.59cm" svg:y2="9.635cm">
          <text:p/>
        </draw:line>
        <draw:line draw:style-name="gr6" draw:text-style-name="P3" draw:layer="layout" svg:x1="1cm" svg:y1="10.635cm" svg:x2="20.59cm" svg:y2="10.635cm">
          <text:p/>
        </draw:line>
        <draw:line draw:style-name="gr6" draw:text-style-name="P3" draw:layer="layout" svg:x1="1cm" svg:y1="12.635cm" svg:x2="20.59cm" svg:y2="12.635cm">
          <text:p/>
        </draw:line>
        <draw:line draw:style-name="gr6" draw:text-style-name="P3" draw:layer="layout" svg:x1="1cm" svg:y1="13.635cm" svg:x2="20.59cm" svg:y2="13.635cm">
          <text:p/>
        </draw:line>
        <draw:line draw:style-name="gr6" draw:text-style-name="P3" draw:layer="layout" svg:x1="1cm" svg:y1="14.635cm" svg:x2="20.59cm" svg:y2="14.635cm">
          <text:p/>
        </draw:line>
        <draw:line draw:style-name="gr6" draw:text-style-name="P3" draw:layer="layout" svg:x1="1cm" svg:y1="16.635cm" svg:x2="20.59cm" svg:y2="16.635cm">
          <text:p/>
        </draw:line>
        <draw:line draw:style-name="gr6" draw:text-style-name="P3" draw:layer="layout" svg:x1="1cm" svg:y1="17.635cm" svg:x2="20.59cm" svg:y2="17.635cm">
          <text:p/>
        </draw:line>
        <draw:line draw:style-name="gr6" draw:text-style-name="P3" draw:layer="layout" svg:x1="1cm" svg:y1="18.635cm" svg:x2="20.59cm" svg:y2="18.635cm">
          <text:p/>
        </draw:line>
        <draw:line draw:style-name="gr6" draw:text-style-name="P3" draw:layer="layout" svg:x1="1cm" svg:y1="20.635cm" svg:x2="20.59cm" svg:y2="20.635cm">
          <text:p/>
        </draw:line>
        <draw:line draw:style-name="gr6" draw:text-style-name="P3" draw:layer="layout" svg:x1="1cm" svg:y1="21.635cm" svg:x2="20.59cm" svg:y2="21.635cm">
          <text:p/>
        </draw:line>
        <draw:line draw:style-name="gr6" draw:text-style-name="P3" draw:layer="layout" svg:x1="1cm" svg:y1="22.635cm" svg:x2="20.59cm" svg:y2="22.635cm">
          <text:p/>
        </draw:line>
        <draw:line draw:style-name="gr6" draw:text-style-name="P3" draw:layer="layout" svg:x1="1cm" svg:y1="24.635cm" svg:x2="20.59cm" svg:y2="24.635cm">
          <text:p/>
        </draw:line>
        <draw:line draw:style-name="gr6" draw:text-style-name="P3" draw:layer="layout" svg:x1="1cm" svg:y1="25.635cm" svg:x2="20.59cm" svg:y2="25.635cm">
          <text:p/>
        </draw:line>
        <draw:line draw:style-name="gr6" draw:text-style-name="P3" draw:layer="layout" svg:x1="1cm" svg:y1="1.635cm" svg:x2="20.59cm" svg:y2="1.635cm">
          <text:p/>
        </draw:line>
      </draw:page>
      <draw:page draw:name="page4" draw:style-name="dp1" draw:master-page-name="Default">
        <draw:custom-shape draw:style-name="gr3" draw:text-style-name="P5" xml:id="id35" draw:id="id35" draw:layer="layout" svg:width="1.269cm" svg:height="1.225cm" svg:x="1.954cm" svg:y="1cm">
          <text:p text:style-name="P4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2" draw:id="id42" draw:layer="layout" svg:width="1.269cm" svg:height="1.225cm" svg:x="15.948cm" svg:y="1cm">
          <text:p text:style-name="P4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4" draw:id="id44" draw:layer="layout" svg:width="1.269cm" svg:height="1.225cm" svg:x="7.354cm" svg:y="1cm">
          <text:p text:style-name="P4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3" draw:id="id43" draw:layer="layout" svg:width="1.269cm" svg:height="1.225cm" svg:x="12.541cm" svg:y="3.932cm">
          <text:p text:style-name="P4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6" draw:id="id36" draw:layer="layout" svg:width="1.269cm" svg:height="1.225cm" svg:x="6.323cm" svg:y="8.888cm">
          <text:p text:style-name="P4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0" draw:id="id40" draw:layer="layout" svg:width="1.269cm" svg:height="1.225cm" svg:x="11.674cm" svg:y="12.076cm">
          <text:p text:style-name="P4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7" draw:id="id37" draw:layer="layout" svg:width="1.269cm" svg:height="1.225cm" svg:x="3.511cm" svg:y="17.613cm">
          <text:p text:style-name="P4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1" draw:id="id41" draw:layer="layout" svg:width="1.269cm" svg:height="1.225cm" svg:x="6.713cm" svg:y="18.24cm">
          <text:p text:style-name="P4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8" draw:id="id38" draw:layer="layout" svg:width="1.269cm" svg:height="1.225cm" svg:x="5.58cm" svg:y="23.29cm">
          <text:p text:style-name="P4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9" draw:id="id39" draw:layer="layout" svg:width="1.269cm" svg:height="1.225cm" svg:x="12.28cm" svg:y="25.765cm">
          <text:p text:style-name="P4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2.589cm" svg:y1="2.225cm" svg:x2="6.958cm" svg:y2="8.888cm" draw:start-shape="id35" draw:start-glue-point="8" draw:end-shape="id36" draw:end-glue-point="4" svg:d="M2589 2225l4369 6663" svg:viewBox="0 0 4370 6664">
          <text:p/>
        </draw:connector>
        <draw:connector draw:style-name="gr2" draw:text-style-name="P3" draw:layer="layout" draw:type="line" svg:x1="2.589cm" svg:y1="2.225cm" svg:x2="4.146cm" svg:y2="17.613cm" draw:start-shape="id35" draw:start-glue-point="8" draw:end-shape="id37" draw:end-glue-point="4" svg:d="M2589 2225l1557 15388" svg:viewBox="0 0 1558 15389">
          <text:p/>
        </draw:connector>
        <draw:connector draw:style-name="gr2" draw:text-style-name="P3" draw:layer="layout" draw:type="line" svg:x1="2.589cm" svg:y1="2.225cm" svg:x2="6.215cm" svg:y2="23.29cm" draw:start-shape="id35" draw:start-glue-point="8" draw:end-shape="id38" draw:end-glue-point="4" svg:d="M2589 2225l3626 21065" svg:viewBox="0 0 3627 21066">
          <text:p/>
        </draw:connector>
        <draw:connector draw:style-name="gr2" draw:text-style-name="P3" draw:layer="layout" draw:type="line" svg:x1="2.589cm" svg:y1="2.225cm" svg:x2="12.915cm" svg:y2="25.765cm" draw:start-shape="id35" draw:start-glue-point="8" draw:end-shape="id39" draw:end-glue-point="4" svg:d="M2589 2225l10326 23540" svg:viewBox="0 0 10327 23541">
          <text:p/>
        </draw:connector>
        <draw:connector draw:style-name="gr2" draw:text-style-name="P3" draw:layer="layout" draw:type="line" svg:x1="6.958cm" svg:y1="10.113cm" svg:x2="12.309cm" svg:y2="12.076cm" draw:start-shape="id36" draw:start-glue-point="8" draw:end-shape="id40" draw:end-glue-point="4" svg:d="M6958 10113l5351 1963" svg:viewBox="0 0 5352 1964">
          <text:p/>
        </draw:connector>
        <draw:connector draw:style-name="gr2" draw:text-style-name="P3" draw:layer="layout" draw:type="line" svg:x1="6.958cm" svg:y1="10.113cm" svg:x2="7.348cm" svg:y2="18.24cm" draw:start-shape="id36" draw:start-glue-point="8" draw:end-shape="id41" draw:end-glue-point="4" svg:d="M6958 10113l390 8127" svg:viewBox="0 0 391 8128">
          <text:p/>
        </draw:connector>
        <draw:connector draw:style-name="gr2" draw:text-style-name="P3" draw:layer="layout" draw:type="line" svg:x1="6.958cm" svg:y1="10.113cm" svg:x2="6.215cm" svg:y2="23.29cm" draw:start-shape="id36" draw:start-glue-point="8" draw:end-shape="id38" draw:end-glue-point="4" svg:d="M6958 10113l-743 13177" svg:viewBox="0 0 744 13178">
          <text:p/>
        </draw:connector>
        <draw:connector draw:style-name="gr2" draw:text-style-name="P3" draw:layer="layout" draw:type="line" svg:x1="6.958cm" svg:y1="10.113cm" svg:x2="12.915cm" svg:y2="25.765cm" draw:start-shape="id36" draw:start-glue-point="8" draw:end-shape="id39" draw:end-glue-point="4" svg:d="M6958 10113l5957 15652" svg:viewBox="0 0 5958 15653">
          <text:p/>
        </draw:connector>
        <draw:connector draw:style-name="gr2" draw:text-style-name="P3" draw:layer="layout" draw:type="line" svg:x1="4.146cm" svg:y1="18.838cm" svg:x2="6.215cm" svg:y2="23.29cm" draw:start-shape="id37" draw:start-glue-point="8" draw:end-shape="id38" draw:end-glue-point="4" svg:d="M4146 18838l2069 4452" svg:viewBox="0 0 2070 4453">
          <text:p/>
        </draw:connector>
        <draw:connector draw:style-name="gr2" draw:text-style-name="P3" draw:layer="layout" draw:type="line" svg:x1="4.146cm" svg:y1="18.838cm" svg:x2="12.915cm" svg:y2="25.765cm" draw:start-shape="id37" draw:start-glue-point="8" draw:end-shape="id39" draw:end-glue-point="4" svg:d="M4146 18838l8769 6927" svg:viewBox="0 0 8770 6928">
          <text:p/>
        </draw:connector>
        <draw:connector draw:style-name="gr2" draw:text-style-name="P3" draw:layer="layout" draw:type="line" svg:x1="6.215cm" svg:y1="24.515cm" svg:x2="12.915cm" svg:y2="25.765cm" draw:start-shape="id38" draw:start-glue-point="8" draw:end-shape="id39" draw:end-glue-point="4" svg:d="M6215 24515l6700 1250" svg:viewBox="0 0 6701 1251">
          <text:p/>
        </draw:connector>
        <draw:connector draw:style-name="gr2" draw:text-style-name="P3" draw:layer="layout" draw:type="line" svg:x1="16.583cm" svg:y1="2.225cm" svg:x2="13.176cm" svg:y2="3.932cm" draw:start-shape="id42" draw:start-glue-point="8" draw:end-shape="id43" draw:end-glue-point="4" svg:d="M16583 2225l-3407 1707" svg:viewBox="0 0 3408 1708">
          <text:p/>
        </draw:connector>
        <draw:connector draw:style-name="gr2" draw:text-style-name="P3" draw:layer="layout" draw:type="line" svg:x1="16.583cm" svg:y1="2.225cm" svg:x2="7.348cm" svg:y2="18.24cm" draw:start-shape="id42" draw:start-glue-point="8" draw:end-shape="id41" draw:end-glue-point="4" svg:d="M16583 2225l-9235 16015" svg:viewBox="0 0 9236 16016">
          <text:p/>
        </draw:connector>
        <draw:connector draw:style-name="gr2" draw:text-style-name="P3" draw:layer="layout" draw:type="line" svg:x1="16.583cm" svg:y1="2.225cm" svg:x2="6.215cm" svg:y2="23.29cm" draw:start-shape="id42" draw:start-glue-point="8" draw:end-shape="id38" draw:end-glue-point="4" svg:d="M16583 2225l-10368 21065" svg:viewBox="0 0 10369 21066">
          <text:p/>
        </draw:connector>
        <draw:connector draw:style-name="gr2" draw:text-style-name="P3" draw:layer="layout" draw:type="line" svg:x1="16.583cm" svg:y1="2.225cm" svg:x2="12.915cm" svg:y2="25.765cm" draw:start-shape="id42" draw:start-glue-point="8" draw:end-shape="id39" draw:end-glue-point="4" svg:d="M16583 2225l-3668 23540" svg:viewBox="0 0 3669 23541">
          <text:p/>
        </draw:connector>
        <draw:connector draw:style-name="gr2" draw:text-style-name="P3" draw:layer="layout" draw:type="line" svg:x1="13.176cm" svg:y1="5.157cm" svg:x2="6.958cm" svg:y2="8.888cm" draw:start-shape="id43" draw:start-glue-point="8" draw:end-shape="id36" draw:end-glue-point="4" svg:d="M13176 5157l-6218 3731" svg:viewBox="0 0 6219 3732">
          <text:p/>
        </draw:connector>
        <draw:connector draw:style-name="gr2" draw:text-style-name="P3" draw:layer="layout" draw:type="line" svg:x1="13.176cm" svg:y1="5.157cm" svg:x2="12.309cm" svg:y2="12.076cm" draw:start-shape="id43" draw:start-glue-point="8" draw:end-shape="id40" draw:end-glue-point="4" svg:d="M13176 5157l-867 6919" svg:viewBox="0 0 868 6920">
          <text:p/>
        </draw:connector>
        <draw:connector draw:style-name="gr2" draw:text-style-name="P3" draw:layer="layout" draw:type="line" svg:x1="13.176cm" svg:y1="5.157cm" svg:x2="4.146cm" svg:y2="17.613cm" draw:start-shape="id43" draw:start-glue-point="8" draw:end-shape="id37" draw:end-glue-point="4" svg:d="M13176 5157l-9030 12456" svg:viewBox="0 0 9031 12457">
          <text:p/>
        </draw:connector>
        <draw:connector draw:style-name="gr2" draw:text-style-name="P3" draw:layer="layout" draw:type="line" svg:x1="13.176cm" svg:y1="5.157cm" svg:x2="7.348cm" svg:y2="18.24cm" draw:start-shape="id43" draw:start-glue-point="8" draw:end-shape="id41" draw:end-glue-point="4" svg:d="M13176 5157l-5828 13083" svg:viewBox="0 0 5829 13084">
          <text:p/>
        </draw:connector>
        <draw:connector draw:style-name="gr2" draw:text-style-name="P3" draw:layer="layout" draw:type="line" svg:x1="13.176cm" svg:y1="5.157cm" svg:x2="12.915cm" svg:y2="25.765cm" draw:start-shape="id43" draw:start-glue-point="8" draw:end-shape="id39" draw:end-glue-point="4" svg:d="M13176 5157l-261 20608" svg:viewBox="0 0 262 20609">
          <text:p/>
        </draw:connector>
        <draw:connector draw:style-name="gr2" draw:text-style-name="P3" draw:layer="layout" draw:type="line" svg:x1="7.348cm" svg:y1="19.465cm" svg:x2="6.215cm" svg:y2="23.29cm" draw:start-shape="id41" draw:start-glue-point="8" draw:end-shape="id38" draw:end-glue-point="4" svg:d="M7348 19465l-1133 3825" svg:viewBox="0 0 1134 3826">
          <text:p/>
        </draw:connector>
        <draw:connector draw:style-name="gr2" draw:text-style-name="P3" draw:layer="layout" draw:type="line" svg:x1="7.348cm" svg:y1="19.465cm" svg:x2="12.915cm" svg:y2="25.765cm" draw:start-shape="id41" draw:start-glue-point="8" draw:end-shape="id39" draw:end-glue-point="4" svg:d="M7348 19465l5567 6300" svg:viewBox="0 0 5568 6301">
          <text:p/>
        </draw:connector>
        <draw:connector draw:style-name="gr2" draw:text-style-name="P3" draw:layer="layout" draw:type="line" svg:x1="7.989cm" svg:y1="2.225cm" svg:x2="6.958cm" svg:y2="8.888cm" draw:start-shape="id44" draw:start-glue-point="8" draw:end-shape="id36" draw:end-glue-point="4" svg:d="M7989 2225l-1031 6663" svg:viewBox="0 0 1032 6664">
          <text:p/>
        </draw:connector>
        <draw:connector draw:style-name="gr2" draw:text-style-name="P3" draw:layer="layout" draw:type="line" svg:x1="7.989cm" svg:y1="2.225cm" svg:x2="12.309cm" svg:y2="12.076cm" draw:start-shape="id44" draw:start-glue-point="8" draw:end-shape="id40" draw:end-glue-point="4" svg:d="M7989 2225l4320 9851" svg:viewBox="0 0 4321 9852">
          <text:p/>
        </draw:connector>
        <draw:connector draw:style-name="gr2" draw:text-style-name="P3" draw:layer="layout" draw:type="line" svg:x1="7.989cm" svg:y1="2.225cm" svg:x2="4.146cm" svg:y2="17.613cm" draw:start-shape="id44" draw:start-glue-point="8" draw:end-shape="id37" draw:end-glue-point="4" svg:d="M7989 2225l-3843 15388" svg:viewBox="0 0 3844 15389">
          <text:p/>
        </draw:connector>
        <draw:connector draw:style-name="gr2" draw:text-style-name="P3" draw:layer="layout" draw:type="line" svg:x1="7.989cm" svg:y1="2.225cm" svg:x2="7.348cm" svg:y2="18.24cm" draw:start-shape="id44" draw:start-glue-point="8" draw:end-shape="id41" draw:end-glue-point="4" svg:d="M7989 2225l-641 16015" svg:viewBox="0 0 642 16016">
          <text:p/>
        </draw:connector>
        <draw:connector draw:style-name="gr2" draw:text-style-name="P3" draw:layer="layout" draw:type="line" svg:x1="12.309cm" svg:y1="13.301cm" svg:x2="4.146cm" svg:y2="17.613cm" draw:start-shape="id40" draw:start-glue-point="8" draw:end-shape="id37" draw:end-glue-point="4" svg:d="M12309 13301l-8163 4312" svg:viewBox="0 0 8164 4313">
          <text:p/>
        </draw:connector>
        <draw:connector draw:style-name="gr2" draw:text-style-name="P3" draw:layer="layout" draw:type="line" svg:x1="12.309cm" svg:y1="13.301cm" svg:x2="7.348cm" svg:y2="18.24cm" draw:start-shape="id40" draw:start-glue-point="8" draw:end-shape="id41" draw:end-glue-point="4" svg:d="M12309 13301l-4961 4939" svg:viewBox="0 0 4962 4940">
          <text:p/>
        </draw:connector>
        <draw:connector draw:style-name="gr2" draw:text-style-name="P3" draw:layer="layout" draw:type="line" svg:x1="12.309cm" svg:y1="13.301cm" svg:x2="6.215cm" svg:y2="23.29cm" draw:start-shape="id40" draw:start-glue-point="8" draw:end-shape="id38" draw:end-glue-point="4" svg:d="M12309 13301l-6094 9989" svg:viewBox="0 0 6095 9990">
          <text:p/>
        </draw:connector>
        <draw:connector draw:style-name="gr2" draw:text-style-name="P3" draw:layer="layout" draw:type="line" svg:x1="12.309cm" svg:y1="13.301cm" svg:x2="12.915cm" svg:y2="25.765cm" draw:start-shape="id40" draw:start-glue-point="8" draw:end-shape="id39" draw:end-glue-point="4" svg:d="M12309 13301l606 12464" svg:viewBox="0 0 607 12465">
          <text:p/>
        </draw:connector>
        <draw:custom-shape draw:style-name="gr3" draw:text-style-name="P5" xml:id="id45" draw:id="id45" draw:layer="layout" svg:width="1.269cm" svg:height="1.225cm" svg:x="7.354cm" svg:y="-2cm">
          <text:p text:style-name="P4">-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7.989cm" svg:y1="-0.775cm" svg:x2="2.589cm" svg:y2="1cm" draw:start-shape="id45" draw:start-glue-point="8" draw:end-shape="id35" draw:end-glue-point="4" svg:d="M7989-775l-5400 1775" svg:viewBox="0 0 5401 1776">
          <text:p/>
        </draw:connector>
        <draw:connector draw:style-name="gr4" draw:text-style-name="P3" draw:layer="layout" draw:type="line" svg:x1="7.989cm" svg:y1="-0.775cm" svg:x2="7.989cm" svg:y2="1cm" draw:start-shape="id45" draw:start-glue-point="8" draw:end-shape="id44" draw:end-glue-point="4" svg:d="M7989-775v1775" svg:viewBox="0 0 1 1776">
          <text:p/>
        </draw:connector>
        <draw:connector draw:style-name="gr4" draw:text-style-name="P3" draw:layer="layout" draw:type="line" svg:x1="7.989cm" svg:y1="-0.775cm" svg:x2="16.583cm" svg:y2="1cm" draw:start-shape="id45" draw:start-glue-point="8" draw:end-shape="id42" draw:end-glue-point="4" svg:d="M7989-775l8594 1775" svg:viewBox="0 0 8595 17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s" draw:style="rect" draw:dots1="2" draw:dots1-length="0.254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19:23:47.952169746</meta:creation-date>
    <dc:date>2021-05-04T03:15:11.402066900</dc:date>
    <meta:editing-duration>P1DT7H56M8S</meta:editing-duration>
    <meta:editing-cycles>5</meta:editing-cycles>
    <meta:generator>LibreOffice/4.4.5.2$MacOSX_X86_64 LibreOffice_project/a22f674fd25a3b6f45bdebf25400ed2adff0ff99</meta:generator>
    <meta:document-statistic meta:object-count="194"/>
  </office:meta>
</office:document-meta>
</file>